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bold" officeooo:rsid="000e4835" officeooo:paragraph-rsid="000e4835" style:text-blinking="false" fo:background-color="transparent" style:font-size-asian="13.1000003814697pt" style:font-weight-asian="bold" style:font-size-complex="15pt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5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</style:style>
    <style:style style:name="P6" style:family="paragraph" style:parent-style-name="Text_20_body">
      <style:paragraph-properties fo:text-align="start" style:justify-single-word="false"/>
      <style:text-properties style:font-name="Times New Roman1" fo:font-size="14pt" fo:language="en" fo:country="US" fo:font-weight="normal" officeooo:rsid="000e4835" officeooo:paragraph-rsid="000e4835" style:font-size-asian="12.25pt" style:font-weight-asian="normal" style:font-size-complex="14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1" fo:font-size="14pt" fo:language="ru" fo:country="RU" fo:font-weight="bold" officeooo:rsid="000e4835" officeooo:paragraph-rsid="000e4835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1" fo:font-size="14pt" fo:language="ru" fo:country="RU" fo:font-weight="normal" officeooo:rsid="000e4835" officeooo:paragraph-rsid="000e4835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text-align="start" style:justify-single-word="false"/>
      <style:text-properties style:text-position="0% 100%" style:font-name="Times New Roman1" fo:font-size="14pt" fo:language="ru" fo:country="RU" fo:font-weight="bold" officeooo:rsid="000e4835" officeooo:paragraph-rsid="000e4835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officeooo:paragraph-rsid="000ec0d1"/>
    </style:style>
    <style:style style:name="P14" style:family="paragraph" style:parent-style-name="Text_20_body">
      <style:paragraph-properties fo:text-align="start" style:justify-single-word="false"/>
      <style:text-properties officeooo:rsid="00120375" officeooo:paragraph-rsid="00120375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0e4835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fo:font-weight="normal" officeooo:rsid="000e4835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fo:font-weight="normal" officeooo:rsid="000e4835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ff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style:text-position="0% 100%"/>
    </style:style>
    <style:style style:name="T9" style:family="text">
      <style:text-properties style:text-position="0% 100%" fo:language="ru" fo:country="RU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style:font-name="Times New Roman1" fo:font-size="14pt" fo:language="ru" fo:country="RU" fo:font-weight="normal" officeooo:rsid="000ec0d1" style:font-size-asian="12.25pt" style:font-weight-asian="normal" style:font-size-complex="14pt" style:font-weight-complex="normal"/>
    </style:style>
    <style:style style:name="T12" style:family="text">
      <style:text-properties style:text-position="0% 100%" style:font-name="Times New Roman1" fo:font-size="14pt" fo:language="ru" fo:country="RU" fo:font-weight="normal" officeooo:rsid="0010a093" style:font-size-asian="12.25pt" style:font-weight-asian="normal" style:font-size-complex="14pt" style:font-weight-complex="normal"/>
    </style:style>
    <style:style style:name="T13" style:family="text">
      <style:text-properties style:text-position="0% 100%" officeooo:rsid="000ec0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ff38ebb-7fff-cc39-8c5a-b5b3c5e620a1"/>IT-Колледж “Сириус”</text:p>
      <text:p text:style-name="Text_20_body"><text:line-break/></text:p>
      <text:p text:style-name="P1">________________________________________________________________</text:p>
      <text:p text:style-name="P1"><text:line-break/><text:line-break/>ДОКЛАД</text:p>
      <text:p text:style-name="P10"/>
      <text:p text:style-name="P4"><text:span text:style-name="T2">на тему “</text:span><text:span text:style-name="T4">Unix-</text:span><text:span text:style-name="T5">системы</text:span><text:span text:style-name="T6">”</text:span></text:p>
      <text:p text:style-name="Text_20_body"><text:line-break/></text:p>
      <text:p text:style-name="P2">Выполнил:<text:line-break/>Студент группы</text:p>
      <text:p text:style-name="P5"><text:span text:style-name="T4">1.9.7.1</text:span><text:span text:style-name="T7"><text:line-break/></text:span><text:span text:style-name="T3">Озорнин Матвей Юрьевич</text:span></text:p>
      <text:p text:style-name="Text_20_body"/>
      <text:p text:style-name="P2">Принял:</text:p>
      <text:p text:style-name="P2">Старший преподаватель<text:line-break/>Тенигин Альберт Андреевич</text:p>
      <text:p text:style-name="Text_20_body"/>
      <text:p text:style-name="P2">_____________________</text:p>
      <text:p text:style-name="Text_20_body"><text:line-break/><text:line-break/><text:line-break/><text:line-break/><text:line-break/><text:line-break/><text:line-break/><text:line-break/><text:line-break/><text:line-break/><text:span text:style-name="T2">IT-Колледж “Сириус”<text:line-break/>2022</text:span> </text:p>
      <text:p text:style-name="Text_20_body"/>
      <text:p text:style-name="Text_20_body"/>
      <text:p text:style-name="Text_20_body"/>
      <text:p text:style-name="P7"><text:soft-page-break/>Что же это такое?</text:p>
      <text:p text:style-name="P6">Unix-<text:span text:style-name="T1">системы — это операционные системы, основанные на идеях оригинального проекта </text:span>AT&amp;T Unix, <text:span text:style-name="T1">который был разработан в 1970</text:span><text:span text:style-name="T9">-х годах Кеннет Лейном Томпсоном, Деннисом Ритчи и другими. Оригинальный </text:span><text:span text:style-name="T8">Unix gave birth </text:span><text:span text:style-name="T9">многим операционным системам.</text:span></text:p>
      <text:p text:style-name="P12">История</text:p>
      <text:p text:style-name="P8"><text:span text:style-name="T8">До 1964 года компьютеры работали однозадачно, то есть выполняли команду за командой, пока они не заканчивались, а чтобы начать выполнение другой, нужно было остановить первую. И вот в 1964 году была разработана операционная система под названием </text:span><text:span text:style-name="T10">Multics. </text:span><text:span text:style-name="T8">Она стала основой для </text:span><text:span text:style-name="T10">Unix.</text:span></text:p>
      <text:p text:style-name="P13"><text:span text:style-name="T11">Кену Томпсону понравилась Multics, но она показалось ему слишком сложной и что он может сделать тоже самое, но более простым способом. Так и появилась первая версия Unix </text:span><text:span text:style-name="T12">в 1969</text:span><text:span text:style-name="T11">, которая тогда называлась Unics (</text:span><text:span text:style-name="T8">Uniplexed Operating and Computing System</text:span><text:span text:style-name="T13">).</text:span><text:span text:style-name="T11"> </text:span><text:span text:style-name="T12">Чуть позже он скооперировался с Деннисом Ричи, создавшим компилятор для C. И в 1973 они переписали ядро Unix на C.</text:span></text:p>
      <text:p text:style-name="P14"><text:span text:style-name="T12">В </text:span></text:p>
      <text:p text:style-name="P8"><text:span text:style-name="T10">Unix </text:span><text:span text:style-name="T8">решал проблему однопользовательности систем, хотя в то время компьютеры по мощностям подходили для работы нескольких человек на них, системы до </text:span><text:span text:style-name="T10">Unix </text:span><text:span text:style-name="T8">не могли это предложить. Людям приходилось вставать в очередь на университетский компьютер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23:37:04.202000000</meta:creation-date>
    <dc:date>2022-10-05T19:43:55.960572422</dc:date>
    <meta:editing-duration>PT39M5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2" meta:paragraph-count="19" meta:word-count="195" meta:character-count="1442" meta:non-whitespace-character-count="1245"/>
  </office:meta>
</office:document-meta>
</file>